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A000003AF955D4F999076C56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NO:-1</text:p>
          </draw:text-box>
        </draw:frame>
        <draw:frame presentation:style-name="pr2" draw:text-style-name="P2" draw:layer="layout" svg:width="25.599cm" svg:height="9.134cm" svg:x="0.601cm" svg:y="3.666cm" presentation:class="subtitle" presentation:user-transformed="true">
          <draw:text-box>
            <text:p text:style-name="P1"><text:span text:style-name="T1">AIM:</text:span><text:span text:style-name="T2">-</text:span><text:span text:style-name="T3">To design a </text:span><text:span text:style-name="T3">system which will take </text:span><text:span text:style-name="T3">input from the user and </text:span><text:span text:style-name="T3">display it and check the </text:span><text:span text:style-name="T3">password.if password is </text:span><text:span text:style-name="T3">correct output will be </text:span><text:span text:style-name="T3">observed .otherwise the </text:span><text:span text:style-name="T3">buzzer will ON and LED </text:span><text:span text:style-name="T3">will glow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BLOCK DIAGRAM</text:p>
          </draw:text-box>
        </draw:frame>
        <draw:frame presentation:style-name="pr2" draw:text-style-name="P3" draw:layer="layout" svg:width="25.199cm" svg:height="9.134cm" svg:x="1.4cm" svg:y="3.685cm">
          <draw:text-box>
            <text:p/>
          </draw:text-box>
        </draw:frame>
        <draw:frame draw:style-name="gr2" draw:text-style-name="P5" draw:layer="layout" svg:width="16.012cm" svg:height="12.359cm" svg:x="4.388cm" svg:y="2.727cm">
          <draw:image xlink:href="Pictures/100000000000045A000003AF955D4F999076C56E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I/O TABLE</text:p>
          </draw:text-box>
        </draw:frame>
        <draw:frame presentation:style-name="pr5" draw:text-style-name="P7" draw:layer="layout" svg:width="12.297cm" svg:height="9.134cm" svg:x="1.4cm" svg:y="3.685cm" presentation:class="outline">
          <draw:text-box>
            <text:list text:style-name="L3">
              <text:list-item>
                <text:p>INPUTS:-</text:p>
                <text:p text:style-name="P6"><text:span text:style-name="T3">1.PUSHBUTTONS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>OUTPUTS:-</text:p>
                <text:p><text:span text:style-name="T3">1.LCD Display</text:span></text:p>
                <text:p><text:span text:style-name="T3">2.Buzzer</text:span></text:p>
                <text:p><text:span text:style-name="T3">3.L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0T15:03:24.093641801</meta:creation-date>
    <dc:date>2023-01-10T16:44:46.247949482</dc:date>
    <meta:editing-duration>PT7M59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